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51.31pt"/>
    </style:style>
    <style:style style:name="co81" style:family="table-column">
      <style:table-column-properties fo:break-before="auto" style:column-width="91.19pt"/>
    </style:style>
    <style:style style:name="co82" style:family="table-column">
      <style:table-column-properties fo:break-before="auto" style:column-width="84.76pt"/>
    </style:style>
    <style:style style:name="co83" style:family="table-column">
      <style:table-column-properties fo:break-before="auto" style:column-width="93.7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79.6pt"/>
    </style:style>
    <style:style style:name="co89" style:family="table-column">
      <style:table-column-properties fo:break-before="auto" style:column-width="95.84pt"/>
    </style:style>
    <style:style style:name="co90" style:family="table-column">
      <style:table-column-properties fo:break-before="auto" style:column-width="212.74pt"/>
    </style:style>
    <style:style style:name="co91" style:family="table-column">
      <style:table-column-properties fo:break-before="auto" style:column-width="123.36pt"/>
    </style:style>
    <style:style style:name="co92" style:family="table-column">
      <style:table-column-properties fo:break-before="auto" style:column-width="253.3pt"/>
    </style:style>
    <style:style style:name="co93" style:family="table-column">
      <style:table-column-properties fo:break-before="auto" style:column-width="78.94pt"/>
    </style:style>
    <style:style style:name="co94" style:family="table-column">
      <style:table-column-properties fo:break-before="auto" style:column-width="145.19pt"/>
    </style:style>
    <style:style style:name="co95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42">
      <style:text-properties fo:font-weight="normal" style:font-weight-asian="normal" style:font-weight-complex="normal"/>
    </style:style>
    <style:style style:name="ce67" style:family="table-cell" style:parent-style-name="Default" style:data-style-name="N42"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69" style:family="table-cell" style:parent-style-name="Default" style:data-style-name="N42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24"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ext-properties fo:font-weight="bold" style:font-weight-asian="bold" style:font-weight-complex="bold"/>
    </style:style>
    <style:style style:name="ce7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4" style:family="table-cell" style:parent-style-name="Default" style:data-style-name="N104">
      <style:text-properties fo:font-weight="bold" style:font-weight-asian="bold" style:font-weight-complex="bold"/>
    </style:style>
    <style:style style:name="ce75" style:family="table-cell" style:parent-style-name="Default" style:data-style-name="N75"/>
    <style:style style:name="ce76" style:family="table-cell" style:parent-style-name="Default" style:data-style-name="N75">
      <style:text-properties fo:font-weight="bold" style:font-weight-asian="bold" style:font-weight-complex="bold"/>
    </style:style>
    <style:style style:name="ce77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260" calcext:value-type="currency">
            <text:p>$1,26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325" calcext:value-type="currency">
            <text:p>$1,325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995" calcext:value-type="currency">
            <text:p>$1,99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421" calcext:value-type="currency">
            <text:p>$1,421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20" calcext:value-type="currency">
            <text:p>$1,22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string" calcext:value-type="string">
            <text:p>N/A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5" calcext:value-type="currency">
            <text:p>$1,245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03" calcext:value-type="currency">
            <text:p>$1,503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20" calcext:value-type="currency">
            <text:p>$1,42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53.4" calcext:value-type="currency">
            <text:p>$1,353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05" calcext:value-type="currency">
            <text:p>$1,00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90" calcext:value-type="currency">
            <text:p>$1,290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29.25" calcext:value-type="currency">
            <text:p>$1,229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ce68"/>
        <table:table-column table:style-name="co81" table:default-cell-style-name="ce68"/>
        <table:table-column table:style-name="co82" table:number-columns-repeated="2" table:default-cell-style-name="Default"/>
        <table:table-column table:style-name="co83" table:default-cell-style-name="ce25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Depart</text:p>
          </table:table-cell>
          <table:table-cell table:style-name="ce1" office:value-type="string" calcext:value-type="string">
            <text:p>Arriv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(s)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tination 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20M00S" calcext:value-type="time">
            <text:p>10:20 A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71" office:value-type="float" office:value="59.7" calcext:value-type="float">
            <text:p>59.7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66" office:value-type="time" office:time-value="PT10H50M00S" calcext:value-type="time">
            <text:p>10:50 AM</text:p>
          </table:table-cell>
          <table:table-cell table:style-name="ce66" office:value-type="time" office:time-value="PT11H50M00S" calcext:value-type="time">
            <text:p>11:50 AM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4.8" calcext:value-type="float">
            <text:p>54.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66" office:value-type="time" office:time-value="PT13H20M00S" calcext:value-type="time">
            <text:p>01:20 PM</text:p>
          </table:table-cell>
          <table:table-cell table:style-name="ce66" office:value-type="time" office:time-value="PT14H25M00S" calcext:value-type="time">
            <text:p>02:2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71" office:value-type="float" office:value="52.3" calcext:value-type="float">
            <text:p>52.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66" office:value-type="time" office:time-value="PT14H55M00S" calcext:value-type="time">
            <text:p>02:55 PM</text:p>
          </table:table-cell>
          <table:table-cell table:style-name="ce66" office:value-type="time" office:time-value="PT15H55M00S" calcext:value-type="time">
            <text:p>03:5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0.3" calcext:value-type="float">
            <text:p>50.3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66" office:value-type="time" office:time-value="PT16H25M00S" calcext:value-type="time">
            <text:p>04:25 PM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71" office:value-type="float" office:value="53" calcext:value-type="float">
            <text:p>53.0</text:p>
          </table:table-cell>
          <table:table-cell table:style-name="ce53" office:value-type="float" office:value="75" calcext:value-type="float">
            <text:p>75</text:p>
          </table:table-cell>
          <table:table-cell table:style-name="ce73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1" table:formula="of:=SUM([.F2:.F6])" office:value-type="float" office:value="270.1" calcext:value-type="float">
            <text:p>270.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8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30M00S" calcext:value-type="time">
            <text:p>10:30 AM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65.6" calcext:value-type="float">
            <text:p>65.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66" office:value-type="time" office:time-value="PT11H00M00S" calcext:value-type="time">
            <text:p>11:00 AM</text:p>
          </table:table-cell>
          <table:table-cell table:style-name="ce66" office:value-type="time" office:time-value="PT12H30M00S" calcext:value-type="time">
            <text:p>12:30 PM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72.1" calcext:value-type="float">
            <text:p>72.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66" office:value-type="time" office:time-value="PT14H00M00S" calcext:value-type="time">
            <text:p>02:00 PM</text:p>
          </table:table-cell>
          <table:table-cell table:style-name="ce66" office:value-type="time" office:time-value="PT16H00M00S" calcext:value-type="time">
            <text:p>04:00 PM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71" office:value-type="float" office:value="106" calcext:value-type="float">
            <text:p>106.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66" office:value-type="time" office:time-value="PT16H30M00S" calcext:value-type="time">
            <text:p>04:30 PM</text:p>
          </table:table-cell>
          <table:table-cell table:style-name="ce66" office:value-type="time" office:time-value="PT17H10M00S" calcext:value-type="time">
            <text:p>05:10 PM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71" office:value-type="float" office:value="35.7" calcext:value-type="float">
            <text:p>35.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66" office:value-type="time" office:time-value="PT18H50M00S" calcext:value-type="time">
            <text:p>06:50 P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71" office:value-type="float" office:value="65.7" calcext:value-type="float">
            <text:p>65.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72" table:formula="of:=SUM([.F9:.F13])" office:value-type="float" office:value="345.1" calcext:value-type="float">
            <text:p>345.1</text:p>
          </table:table-cell>
          <table:table-cell table:style-name="ce1"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09H55M00S" calcext:value-type="time">
            <text:p>09:55 A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time" office:time-value="PT10H25M00S" calcext:value-type="time">
            <text:p>10:25 AM</text:p>
          </table:table-cell>
          <table:table-cell office:value-type="time" office:time-value="PT12H25M00S" calcext:value-type="time">
            <text:p>12:25 PM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float" office:value="107" calcext:value-type="float">
            <text:p>107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5H25M00S" calcext:value-type="time">
            <text:p>03:2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float" office:value="48.2" calcext:value-type="float">
            <text:p>48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30M00S" calcext:value-type="time">
            <text:p>06:3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float" office:value="49" calcext:value-type="float">
            <text:p>4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16:.F20])" office:value-type="float" office:value="305.6" calcext:value-type="float">
            <text:p>305.6</text:p>
          </table:table-cell>
          <table:table-cell table:style-name="ce1" table:formula="of:=SUM([.G16:.G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20 min</text:p>
          </table:table-cell>
          <table:table-cell office:value-type="string" calcext:value-type="string">
            <text:p>2 h</text:p>
          </table:table-cell>
          <table:table-cell office:value-type="float" office:value="86.7" calcext:value-type="float">
            <text:p>86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time" office:time-value="PT11H30M00S" calcext:value-type="time">
            <text:p>11:30 AM</text:p>
          </table:table-cell>
          <table:table-cell table:style-name="ce69" office:value-type="string" calcext:value-type="string">
            <text:p>01:45:00 PM MDT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 h 15 min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20M00S" calcext:value-type="time">
            <text:p>04:2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60.7" calcext:value-type="float">
            <text:p>60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7H55M00S" calcext:value-type="time">
            <text:p>05:55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time" office:time-value="PT18H25M00S" calcext:value-type="time">
            <text:p>06:25 PM</text:p>
          </table:table-cell>
          <table:table-cell office:value-type="time" office:time-value="PT19H00M00S" calcext:value-type="time">
            <text:p>07:00 PM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35 min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23:.F27])" office:value-type="float" office:value="311.3" calcext:value-type="float">
            <text:p>311.3</text:p>
          </table:table-cell>
          <table:table-cell table:style-name="ce1" table:formula="of:=SUM([.G23:.G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67" table:number-columns-repeated="2"/>
          <table:table-cell table:style-name="ce1"/>
          <table:table-cell table:number-columns-repeated="7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2 h</text:p>
          </table:table-cell>
          <table:table-cell office:value-type="float" office:value="104" calcext:value-type="float">
            <text:p>104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time" office:time-value="PT11H10M00S" calcext:value-type="time">
            <text:p>11:10 AM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12 min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time" office:time-value="PT11H50M00S" calcext:value-type="time">
            <text:p>11:50 AM</text:p>
          </table:table-cell>
          <table:table-cell table:style-name="ce69" office:value-type="string" calcext:value-type="string">
            <text:p>01:30:00 PM CD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0 min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40 min</text:p>
          </table:table-cell>
          <table:table-cell office:value-type="float" office:value="92" calcext:value-type="float">
            <text:p>92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50 min</text:p>
          </table:table-cell>
          <table:table-cell office:value-type="float" office:value="38.9" calcext:value-type="float">
            <text:p>38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40M00S" calcext:value-type="time">
            <text:p>07:4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10 min</text:p>
          </table:table-cell>
          <table:table-cell office:value-type="float" office:value="56.2" calcext:value-type="float">
            <text:p>56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30:.F35])" office:value-type="float" office:value="328.4" calcext:value-type="float">
            <text:p>328.4</text:p>
          </table:table-cell>
          <table:table-cell table:style-name="ce1" table:formula="of:=SUM([.G30:.G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string" calcext:value-type="string">
            <text:p>1 h 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75.3" calcext:value-type="float">
            <text:p>75.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5M00S" calcext:value-type="time">
            <text:p>11:5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50M00S" calcext:value-type="time">
            <text:p>02:50 PM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1 h 25 min</text:p>
          </table:table-cell>
          <table:table-cell table:style-name="Default" office:value-type="float" office:value="77.6" calcext:value-type="float">
            <text:p>77.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80.2" calcext:value-type="float">
            <text:p>80.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20M00S" calcext:value-type="time">
            <text:p>06:2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</text:p>
          </table:table-cell>
          <table:table-cell table:style-name="Default" office:value-type="float" office:value="47.5" calcext:value-type="float">
            <text:p>47.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38:.F42])" office:value-type="float" office:value="329.2" calcext:value-type="float">
            <text:p>329.2</text:p>
          </table:table-cell>
          <table:table-cell table:style-name="ce1" table:formula="of:=SUM([.G38:.G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1"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0" table:formula="of:=SUM([.F7];[.F14];[.F21];[.F28];[.F36];[.F43])" office:value-type="float" office:value="1889.7" calcext:value-type="float">
            <text:p>1889.7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5"/>
        <table:table-column table:style-name="co89" table:default-cell-style-name="ce58"/>
        <table:table-column table:style-name="co90" table:default-cell-style-name="ce58"/>
        <table:table-column table:style-name="co9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6" office:value-type="string" calcext:value-type="string">
            <text:p>Total</text:p>
          </table:table-cell>
          <table:table-cell table:style-name="ce74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74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2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3" table:number-columns-repeated="2" table:default-cell-style-name="ce68"/>
        <table:table-column table:style-name="co94" table:default-cell-style-name="Default"/>
        <table:table-column table:style-name="co95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7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5T18:47:22.346802461</dc:date>
    <meta:editing-duration>P25DT19H35M45S</meta:editing-duration>
    <meta:editing-cycles>445</meta:editing-cycles>
    <meta:generator>LibreOffice/5.1.6.2$Linux_X86_64 LibreOffice_project/10m0$Build-2</meta:generator>
    <meta:document-statistic meta:table-count="12" meta:cell-count="5444" meta:object-count="0"/>
  </office:meta>
</office:document-meta>
</file>